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17f6" officeooo:paragraph-rsid="000217f6"/>
    </style:style>
    <style:style style:name="P2" style:family="paragraph" style:parent-style-name="Standard">
      <style:paragraph-properties fo:text-align="center" style:justify-single-word="false"/>
      <style:text-properties fo:font-size="14pt" officeooo:rsid="000217f6" officeooo:paragraph-rsid="000217f6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217f6" officeooo:paragraph-rsid="000217f6" style:font-size-asian="14pt" style:font-size-complex="14pt"/>
    </style:style>
    <style:style style:name="P4" style:family="paragraph" style:parent-style-name="Standard">
      <style:paragraph-properties fo:line-height="200%" fo:text-align="justify" style:justify-single-word="false"/>
      <style:text-properties fo:font-size="14pt" officeooo:rsid="000217f6" officeooo:paragraph-rsid="000217f6" style:font-size-asian="14pt" style:font-size-complex="14pt"/>
    </style:style>
    <style:style style:name="P5" style:family="paragraph" style:parent-style-name="Standard">
      <style:paragraph-properties fo:line-height="115%" fo:text-align="end" style:justify-single-word="false"/>
      <style:text-properties fo:font-size="14pt" officeooo:rsid="000217f6" officeooo:paragraph-rsid="000217f6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officeooo:rsid="000217f6" officeooo:paragraph-rsid="000217f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217f6" officeooo:paragraph-rsid="000217f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officeooo:rsid="000217f6" officeooo:paragraph-rsid="000217f6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font-size="12pt" officeooo:rsid="000217f6" officeooo:paragraph-rsid="000217f6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2pt" officeooo:rsid="000217f6" officeooo:paragraph-rsid="0005513d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2pt" officeooo:rsid="0005513d" officeooo:paragraph-rsid="0005513d" style:font-size-asian="12pt" style:font-size-complex="12pt"/>
    </style:style>
    <style:style style:name="P12" style:family="paragraph" style:parent-style-name="Standard">
      <style:paragraph-properties fo:line-height="200%" fo:text-align="end" style:justify-single-word="false"/>
      <style:text-properties fo:font-size="16pt" fo:font-weight="bold" officeooo:rsid="000217f6" officeooo:paragraph-rsid="000217f6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200%" fo:text-align="justify" style:justify-single-word="false" fo:break-before="page"/>
      <style:text-properties fo:font-size="14pt" fo:font-weight="bold" officeooo:rsid="000217f6" officeooo:paragraph-rsid="000217f6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4b62"/>
    </style:style>
    <style:style style:name="T3" style:family="text">
      <style:text-properties officeooo:rsid="0005513d"/>
    </style:style>
    <style:style style:name="T4" style:family="text">
      <style:text-properties officeooo:rsid="00062c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ACULDADE DE TECNOLOGIA DE MOGI DAS CRUZ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DOCUMENTO DE <text:span text:style-name="T3">REGRAS</text:span> DE NEGÓCIOS - <text:span text:style-name="T2">Ver. 1.0</text:span></text:p>
      <text:p text:style-name="P5">PROJETO: CONTROLE CAIXA</text:p>
      <text:p text:style-name="P5">AUTOR: LUCAS MARQUES NOGU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GI DAS CRUZES, SP</text:p>
      <text:p text:style-name="P2">2018</text:p>
      <text:p text:style-name="P13">1. INTRODUÇÃO</text:p>
      <text:p text:style-name="P10"><text:tab/><text:span text:style-name="T3">Este documento irá descrever de forma detalhada todas as regras de negócio encontradas. Para que o leitor possa compreender é necessário já ter lido o Documento de Visão de Negócios.</text:span></text:p>
      <text:p text:style-name="P8"/>
      <text:p text:style-name="P4">1.1 Finalidade </text:p>
      <text:p text:style-name="P11"><text:tab/>O objetivo deste documento é descrever completamente todas as regras de negócio identificadas durante a fase de entrevistas e concepção de negócios. </text:p>
      <text:p text:style-name="P8"/>
      <text:p text:style-name="P4">1.2 Escopo<text:tab/></text:p>
      <text:p text:style-name="P11"><text:tab/>O projeto que está associado a esse documento é o Controle Caixa,redigido por Lucas Nogueira. O domínio é meramente fictício e sem correlação com qualquer instituição.</text:p>
      <text:p text:style-name="P4">1.3 Referencias</text:p>
      <text:p text:style-name="P9"><text:tab/>Este documento está associado ao documento de especificação de requisitos do projeto Controle Caixa.</text:p>
      <text:p text:style-name="P8"/>
      <text:p text:style-name="P4">1.4 Visão Geral</text:p>
      <text:p text:style-name="P9"><text:tab/>Uma <text:span text:style-name="T1">Hamburgueria</text:span> realiza operações de venda de seus <text:span text:style-name="T3">hambúrgueres.</text:span> Estas operações se <text:s text:c="3"/>definem por receber <text:s/>pagamento, identificar a forma de pagamento e, por fim, registrar a venda.</text:p>
      <text:p text:style-name="P7"/>
      <text:p text:style-name="P7">2. REGRAS DE NEGÓCIO</text:p>
      <text:p text:style-name="P8"/>
      <text:p text:style-name="P3">2.1 Definições</text:p>
      <text:p text:style-name="P8"/>
      <text:p text:style-name="P6">RN1: Troco</text:p>
      <text:p text:style-name="P9">Descrição: O(a) Atendente deve sempre gravar o valor do troco quando a forma de pagamento envolver dinheiro. <text:span text:style-name="T4">Se a forma de pagamento envolver somente cartão, o atendente não grana valor do troco.</text:span></text:p>
      <text:p text:style-name="P6">RN2: Visualização dos registros</text:p>
      <text:p text:style-name="P9">Descrição: O Gestor pode visualizar os registros a qualquer momento durante o processo de negócios. </text:p>
      <text:p text:style-name="P6">RN3: Limite de Formas de Pagamento</text:p>
      <text:p text:style-name="P9">Descrição: O cliente pode escolher entre 3 formas de pagamento. Sendo elas : somente dinheiro, somente cartão ou cartão e dinheir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4:04:17.088342832</meta:creation-date>
    <dc:date>2018-11-20T11:08:43.681343710</dc:date>
    <meta:editing-duration>PT39M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24" meta:word-count="243" meta:character-count="1550" meta:non-whitespace-character-count="1317"/>
  </office:meta>
</office:document-meta>
</file>